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DR</text:p>
      <text:p text:style-name="Standard"/>
      <text:p text:style-name="Standard"><text:span text:style-name="T1">Server</text:span> (hebergeur, stockage)</text:p>
      <text:p text:style-name="Standard">Clé primaire : ID</text:p>
      <text:p text:style-name="Standard"/>
      <text:p text:style-name="Standard"><text:span text:style-name="T1">Avantage</text:span> (basic, prenium)</text:p>
      <text:p text:style-name="Standard">Clé primaire : ID</text:p>
      <text:p text:style-name="Standard"/>
      <text:p text:style-name="Standard"><text:span text:style-name="T1">Compte</text:span> (mdp, ndc)</text:p>
      <text:p text:style-name="Standard">Clé primaire : ID</text:p>
      <text:p text:style-name="Standard"/>
      <text:p text:style-name="Standard"><text:span text:style-name="T1">Fichiers</text:span> (taille, format, nom, emplacement)</text:p>
      <text:p text:style-name="Standard">Clé primaire : ID</text:p>
      <text:p text:style-name="Standard"/>
      <text:p text:style-name="Standard"><text:span text:style-name="T1">Partage</text:span> (privé, public)</text:p>
      <text:p text:style-name="Standard">Clé primaire : ID</text:p>
      <text:p text:style-name="Standard"/>
      <text:p text:style-name="Standard"><text:span text:style-name="T1">Utilisateur</text:span> (nom, prenom, mail)</text:p>
      <text:p text:style-name="Standard">Clé primaire : ID</text:p>
      <text:p text:style-name="Standard"/>
      <text:p text:style-name="Standard"><text:span text:style-name="T1">Historique</text:span> (version, date)</text:p>
      <text:p text:style-name="Standard">Clé primaire : ID</text:p>
      <text:p text:style-name="Standard"/>
      <text:p text:style-name="Standard"><text:span text:style-name="T1">Périphérique</text:span> (web, mobile)</text:p>
      <text:p text:style-name="Standard">Clé primaire : ID</text:p>
      <text:p text:style-name="Standard"/>
      <text:p text:style-name="Standard"><text:span text:style-name="T1">Synchroniser</text:span> (idServer, idFichier, synchronisation)</text:p>
      <text:p text:style-name="Standard">Clé primaire : idServer, idFichier</text:p>
      <text:p text:style-name="Standard"/>
      <text:p text:style-name="Standard">Clé étrangère <text:s/><text:tab/>idServer en référence à id de Server</text:p>
      <text:p text:style-name="Standard"><text:tab/><text:tab/>idFichier en référence à id de Fchier</text:p>
      <text:p text:style-name="Standard"/>
      <text:p text:style-name="Standard"><text:span text:style-name="T1">Héberger</text:span> (idServer, idCompte, inscription)</text:p>
      <text:p text:style-name="Standard">Clé étrangère <text:s/><text:tab/>idServer en référence à id de Server</text:p>
      <text:p text:style-name="Standard"><text:tab/><text:tab/>idCompte en référence à id de Compte</text:p>
      <text:p text:style-name="Standard">Clé primaire : idServer, idComp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28S</meta:editing-duration>
    <meta:editing-cycles>8</meta:editing-cycles>
    <meta:generator>OpenOffice.org/3.4.1$Win32 OpenOffice.org_project/341m1$Build-9593</meta:generator>
    <dc:date>2014-09-15T10:50:14.22</dc:date>
    <meta:document-statistic meta:table-count="0" meta:image-count="0" meta:object-count="0" meta:page-count="1" meta:paragraph-count="25" meta:word-count="110" meta:character-count="700"/>
    <meta:user-defined meta:name="Info 1"/>
    <meta:user-defined meta:name="Info 2"/>
    <meta:user-defined meta:name="Info 3"/>
    <meta:user-defined meta:name="Info 4"/>
  </office:meta>
</office:document-meta>
</file>